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4.5pt"/>
    </style:style>
    <style:style style:name="ro2" style:family="table-row">
      <style:table-row-properties style:row-height="12.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vertical-align="middle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>
      <style:text-properties style:text-underline-style="none" fo:font-weight="bold" style:font-weight-asian="bold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>
      <style:text-properties style:text-underline-style="none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geodivercity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ETA 16/11</text:p>
          </table:table-cell>
          <table:table-cell table:style-name="ce11" office:value-type="string" calcext:value-type="string">
            <text:p>ETA 01/12</text:p>
          </table:table-cell>
          <table:table-cell table:style-name="ce11" office:value-type="string" calcext:value-type="string">
            <text:p>ETA 18/12</text:p>
          </table:table-cell>
          <table:table-cell table:style-name="ce11" office:value-type="string" calcext:value-type="string">
            <text:p>ETA 03/01</text:p>
          </table:table-cell>
          <table:table-cell table:style-name="ce11" office:value-type="string" calcext:value-type="string">
            <text:p>ETA 14/01</text:p>
          </table:table-cell>
          <table:table-cell table:style-name="ce11" office:value-type="string" calcext:value-type="string">
            <text:p>ETA 21/01</text:p>
          </table:table-cell>
          <table:table-cell table:style-name="ce11" office:value-type="string" calcext:value-type="string">
            <text:p>ETA 28/01</text:p>
          </table:table-cell>
          <table:table-cell table:style-name="ce11" office:value-type="string" calcext:value-type="string">
            <text:p>ETA 04/02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2">
            <text:p>Chapitre 3</text:p>
          </table:table-cell>
          <table:table-cell table:style-name="ce12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1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2" table:number-rows-repeated="3">
          <table:table-cell/>
        </table:table-row>
        <table:table-row table:style-name="ro3">
          <table:table-cell table:style-name="ce14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2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5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6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2">
          <table:table-cell table:style-name="ce15"/>
          <table:table-cell table:number-columns-repeated="4"/>
        </table:table-row>
        <table:table-row table:style-name="ro5">
          <table:table-cell table:style-name="ce17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2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14:06:12.079219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3-23T14:07:05.088564296</dc:date>
    <meta:editing-duration>P5DT18H27M44S</meta:editing-duration>
    <meta:editing-cycles>32</meta:editing-cycles>
    <meta:generator>LibreOffice/5.4.5.1$Linux_X86_64 LibreOffice_project/40m0$Build-1</meta:generator>
    <meta:document-statistic meta:table-count="6" meta:cell-count="437" meta:object-count="0"/>
  </office:meta>
</office:document-meta>
</file>